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7.32mm" svg:height="108.37mm" svg:x="145.65mm" svg:y="56.58mm">
            <draw:object draw:notify-on-update-of-ranges="Sheet1.C2:Sheet1.C6 Sheet1.A2:Sheet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 Ratio</text:p>
          </table:table-cell>
          <table:table-cell/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73.28" calcext:value-type="float">
            <text:p>73.2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.97" calcext:value-type="float">
            <text:p>68.9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.52" calcext:value-type="float">
            <text:p>65.5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.07" calcext:value-type="float">
            <text:p>62.0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25:54.602442912</meta:creation-date>
    <meta:generator>LibreOffice/6.0.7.3$Linux_X86_64 LibreOffice_project/00m0$Build-3</meta:generator>
    <dc:date>2019-11-29T13:46:23.364910348</dc:date>
    <meta:editing-duration>PT9M48S</meta:editing-duration>
    <meta:editing-cycles>2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33cm" svg:height="10.838cm" xlink:href=".." xlink:type="simple" chart:class="chart:scatter" chart:column-mapping="1 0" chart:style-name="ch1">
        <chart:plot-area chart:style-name="ch2" table:cell-range-address="Sheet1.C2:Sheet1.C6 Sheet1.A2:Sheet1.A6" svg:x="1.703cm" svg:y="0.809cm" svg:width="14.982cm" svg:height="9.507cm">
          <chartooo:coordinate-region svg:x="2.324cm" svg:y="1.008cm" svg:width="14.174cm" svg:height="8.661cm"/>
          <chart:axis chart:dimension="x" chart:name="primary-x" chart:style-name="ch3">
            <chart:title svg:x="8.383cm" svg:y="10.278cm" chart:style-name="ch4">
              <text:p>Block Size</text:p>
            </chart:title>
          </chart:axis>
          <chart:axis chart:dimension="y" chart:name="primary-y" chart:style-name="ch3">
            <chart:title svg:x="0.419cm" svg:y="6.691cm" chart:style-name="ch5">
              <text:p>Hit Percentage
</text:p>
            </chart:title>
            <chart:grid chart:style-name="ch6" chart:class="major"/>
          </chart:axis>
          <chart:series chart:style-name="ch7" chart:values-cell-range-address="Sheet1.A2:Sheet1.A6" chart:class="chart:scatter">
            <chart:domain table:cell-range-address="Sheet1.C2:Sheet1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6</svg:desc>
                </draw:g>
              </table:table-cell>
              <table:table-cell office:value-type="float" office:value="73.28">
                <text:p>73.28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8.97">
                <text:p>68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6.03">
                <text:p>56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